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4ee64"/>
    </style:style>
    <style:style style:name="P2" style:family="paragraph" style:parent-style-name="Standard">
      <style:text-properties officeooo:rsid="00043506" officeooo:paragraph-rsid="00043506"/>
    </style:style>
    <style:style style:name="P3" style:family="paragraph" style:parent-style-name="Standard">
      <style:text-properties officeooo:rsid="0007e1e0" officeooo:paragraph-rsid="0007e1e0"/>
    </style:style>
    <style:style style:name="P4" style:family="paragraph" style:parent-style-name="Standard">
      <style:text-properties officeooo:rsid="0007e1e0" officeooo:paragraph-rsid="000e8358"/>
    </style:style>
    <style:style style:name="P5" style:family="paragraph" style:parent-style-name="Standard">
      <style:text-properties officeooo:rsid="0007e1e0" officeooo:paragraph-rsid="000f28fe"/>
    </style:style>
    <style:style style:name="P6" style:family="paragraph" style:parent-style-name="Standard">
      <style:text-properties officeooo:rsid="0007e1e0" officeooo:paragraph-rsid="0010e577"/>
    </style:style>
    <style:style style:name="P7" style:family="paragraph" style:parent-style-name="Standard">
      <style:text-properties officeooo:rsid="0007e1e0" officeooo:paragraph-rsid="0012d81d"/>
    </style:style>
    <style:style style:name="P8" style:family="paragraph" style:parent-style-name="Standard">
      <style:text-properties officeooo:rsid="000fbb34" officeooo:paragraph-rsid="000fbb34"/>
    </style:style>
    <style:style style:name="P9" style:family="paragraph" style:parent-style-name="Standard">
      <style:text-properties officeooo:rsid="000fbb34" officeooo:paragraph-rsid="0010e577"/>
    </style:style>
    <style:style style:name="P10" style:family="paragraph" style:parent-style-name="Standard">
      <style:text-properties officeooo:rsid="0010e577" officeooo:paragraph-rsid="0010e577"/>
    </style:style>
    <style:style style:name="P11" style:family="paragraph" style:parent-style-name="Standard">
      <style:text-properties officeooo:rsid="0007e1e0" officeooo:paragraph-rsid="001548d2"/>
    </style:style>
    <style:style style:name="T1" style:family="text">
      <style:text-properties officeooo:rsid="0005bd9c"/>
    </style:style>
    <style:style style:name="T2" style:family="text">
      <style:text-properties officeooo:rsid="0014ee64"/>
    </style:style>
    <style:style style:name="T3" style:family="text">
      <style:text-properties officeooo:rsid="0010e577"/>
    </style:style>
    <style:style style:name="T4" style:family="text">
      <style:text-properties officeooo:rsid="000e3c26"/>
    </style:style>
    <style:style style:name="T5" style:family="text">
      <style:text-properties officeooo:rsid="00052ef5"/>
    </style:style>
    <style:style style:name="T6" style:family="text">
      <style:text-properties officeooo:rsid="00084b15"/>
    </style:style>
    <style:style style:name="T7" style:family="text">
      <style:text-properties officeooo:rsid="0009fb97"/>
    </style:style>
    <style:style style:name="T8" style:family="text">
      <style:text-properties officeooo:rsid="000e8358"/>
    </style:style>
    <style:style style:name="T9" style:family="text">
      <style:text-properties officeooo:rsid="000e8f69"/>
    </style:style>
    <style:style style:name="T10" style:family="text">
      <style:text-properties officeooo:rsid="000f28fe"/>
    </style:style>
    <style:style style:name="T11" style:family="text">
      <style:text-properties officeooo:rsid="000fbb34"/>
    </style:style>
    <style:style style:name="T12" style:family="text">
      <style:text-properties officeooo:rsid="00111c2b"/>
    </style:style>
    <style:style style:name="T13" style:family="text">
      <style:text-properties officeooo:rsid="0012d81d"/>
    </style:style>
    <style:style style:name="T14" style:family="text">
      <style:text-properties officeooo:rsid="0014b65f"/>
    </style:style>
    <style:style style:name="T15" style:family="text">
      <style:text-properties officeooo:rsid="001548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lgorithm of stamp<text:span text:style-name="T3"> of</text:span> data AG85ASD1</text:p>
      <text:p text:style-name="Subtitle">by Arthur Golubev 19850316</text:p>
      <text:p text:style-name="Subtitle">2025-08-<text:span text:style-name="T5">1</text:span><text:span text:style-name="T4">2</text:span></text:p>
      <text:p text:style-name="P3">1. Parameters of the algorithms are:</text:p>
      <text:p text:style-name="P11"><text:tab/>1.1. <text:span text:style-name="T6">Parameter 1 </text:span><text:span text:style-name="T11">–</text:span><text:span text:style-name="T6"> s</text:span>ize of resulting stamp <text:span text:style-name="T10">in digits</text:span>;</text:p>
      <text:p text:style-name="P11"><text:tab/>1.2. <text:span text:style-name="T8">Parameter 2 </text:span><text:span text:style-name="T11">–</text:span><text:span text:style-name="T8"> s</text:span><text:span text:style-name="T10">ignature</text:span><text:span text:style-name="T8"> sequence of digits;</text:span></text:p>
      <text:p text:style-name="P4"><text:tab/><text:span text:style-name="T11">1.3. Parameter 3 – </text:span><text:span text:style-name="T3">sequence of digits of data to be stamped;</text:span></text:p>
      <text:p text:style-name="P11"><text:tab/>1.<text:span text:style-name="T11">4</text:span><text:span text:style-name="T8">.</text:span> <text:span text:style-name="T6">Parameter </text:span><text:span text:style-name="T3">4</text:span><text:span text:style-name="T8"> </text:span><text:span text:style-name="T11">–</text:span><text:span text:style-name="T6"> n</text:span>umber of stamp <text:span text:style-name="T7">digit</text:span>s <text:span text:style-name="T7">which </text:span>every <text:span text:style-name="T3">of digits of data to be stamped</text:span> influence<text:span text:style-name="T3">s</text:span>;</text:p>
      <text:p text:style-name="P5">2. <text:span text:style-name="T10">Variables of the algorithm are:</text:span></text:p>
      <text:p text:style-name="P11"><text:span text:style-name="T8"><text:tab/>2.1. </text:span><text:span text:style-name="T9">Sequence 1 </text:span><text:span text:style-name="T11">–</text:span><text:span text:style-name="T9"> sequence </text:span><text:span text:style-name="T10">of initially set to</text:span><text:span text:style-name="T9"> zeros </text:span><text:span text:style-name="T10">digits </text:span><text:span text:style-name="T9">of size Parameter 1;</text:span></text:p>
      <text:p text:style-name="P11"><text:span text:style-name="T10"><text:tab/>2.2. </text:span><text:span text:style-name="T9">Sequence 2 </text:span><text:span text:style-name="T11">–</text:span><text:span text:style-name="T9"> </text:span><text:span text:style-name="T8">sequence </text:span><text:span text:style-name="T3">of </text:span><text:span text:style-name="T14">digits </text:span><text:span text:style-name="T8">firstly</text:span><text:span text:style-name="T3"> </text:span><text:span text:style-name="T14">of </text:span><text:span text:style-name="T8">Parameter 2 </text:span><text:span text:style-name="T12">in order as provided </text:span><text:span text:style-name="T8">and secondly </text:span><text:span text:style-name="T14">of </text:span><text:span text:style-name="T13">Parameter 3</text:span><text:span text:style-name="T3"> </text:span><text:span text:style-name="T12">in order as provided</text:span><text:span text:style-name="T8">;</text:span></text:p>
      <text:p text:style-name="P11"><text:span text:style-name="T10"><text:tab/>2.3. Digits Size 1 </text:span><text:span text:style-name="T11">–</text:span><text:span text:style-name="T9"> </text:span><text:span text:style-name="T10">maximum </text:span><text:span text:style-name="T9">size (variability) of </text:span><text:span text:style-name="T15">a </text:span><text:span text:style-name="T9">digit </text:span><text:span text:style-name="T10">of </text:span><text:span text:style-name="T13">Parameter 3</text:span><text:span text:style-name="T10">;</text:span></text:p>
      <text:p text:style-name="P7"><text:span text:style-name="T10"><text:tab/>2.4. </text:span><text:span text:style-name="T15">Iterator </text:span><text:span text:style-name="T10">1 – initially </text:span><text:span text:style-name="T15">set to point to first digit forward cyclic iterator over digits of Sequence 1</text:span><text:span text:style-name="T10">; </text:span></text:p>
      <text:p text:style-name="P9">3. Actions of the algorithm are following:</text:p>
      <text:p text:style-name="P6"><text:span text:style-name="T3"><text:tab/><text:tab/>3</text:span><text:span text:style-name="T8">.1. </text:span><text:span text:style-name="T3">Sequentially for e</text:span><text:span text:style-name="T8">very </text:span><text:span text:style-name="T3">digit </text:span><text:span text:style-name="T10">of Sequence 2 </text:span><text:span text:style-name="T12">in order as provided</text:span><text:span text:style-name="T10">:</text:span></text:p>
      <text:p text:style-name="P10"><text:tab/><text:tab/><text:tab/>3.2.1. Sequentially Parameter 4 times:</text:p>
      <text:p text:style-name="P6"><text:span text:style-name="T3"><text:tab/><text:tab/><text:tab/><text:tab/>3.2.1.1. M</text:span><text:span text:style-name="T10">odular </text:span><text:span text:style-name="T3">Digit Size 1</text:span><text:span text:style-name="T10"> add </text:span><text:span text:style-name="T12">the current digit of Sequence 2 </text:span><text:span text:style-name="T10">to </text:span><text:span text:style-name="T3">a digit </text:span><text:span text:style-name="T15">pointed by </text:span><text:span text:style-name="T3">I</text:span><text:span text:style-name="T15">terator</text:span><text:span text:style-name="T3"> 1;</text:span></text:p>
      <text:p text:style-name="P6"><text:span text:style-name="T3"><text:tab/><text:tab/><text:tab/><text:tab/>3.2.1.1. </text:span><text:span text:style-name="T15">Cyclic forward move of Iterator 1</text:span><text:span text:style-name="T12">;</text:span></text:p>
      <text:p text:style-name="P8">4. Output (stamp) <text:span text:style-name="T3">is </text:span><text:span text:style-name="T13">equal to </text:span><text:span text:style-name="T3">final value of Sequence 1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14ee64"/>
    </style:style>
    <style:style style:name="MT1" style:family="text">
      <style:text-properties officeooo:rsid="0005bd9c"/>
    </style:style>
    <style:style style:name="MT2" style:family="text">
      <style:text-properties officeooo:rsid="0014ee6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age </text:span><text:span text:style-name="MT1"><text:page-number text:select-page="current">1</text:page-number></text:span><text:span text:style-name="MT1"><text:s/></text:span><text:span text:style-name="MT2">of </text:span><text:span text:style-name="MT2"><text:page-count>1</text:page-count></text:span><text:span text:style-name="MT2">.</text:span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8:17:24.378495518</meta:creation-date>
    <dc:date>2025-08-14T14:46:37.677436720</dc:date>
    <meta:editing-duration>P2DT18H42M3S</meta:editing-duration>
    <meta:editing-cycles>18</meta:editing-cycles>
    <meta:generator>LibreOffice/24.2.7.2$Linux_X86_64 LibreOffice_project/420$Build-2</meta:generator>
    <meta:print-date>2025-08-13T21:44:22.107412544</meta:print-date>
    <meta:printed-by>PDF files</meta:printed-by>
    <meta:document-statistic meta:table-count="0" meta:image-count="0" meta:object-count="0" meta:page-count="1" meta:paragraph-count="20" meta:word-count="200" meta:character-count="1170" meta:non-whitespace-character-count="960"/>
  </office:meta>
</office:document-meta>
</file>